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e70" officeooo:paragraph-rsid="001b4e70"/>
    </style:style>
    <style:style style:name="P2" style:family="paragraph" style:parent-style-name="Standard">
      <style:text-properties officeooo:rsid="001d1838" officeooo:paragraph-rsid="001d18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dexing and aggregation</text:p>
      <text:p text:style-name="P1"/>
      <text:p text:style-name="P1">&gt; db.student.aggregate([{$group:{_id:"$dept",AGG:{$sum:"$age"}}}]);</text:p>
      <text:p text:style-name="P1">{ "_id" : "it", "AGG" : 39 }</text:p>
      <text:p text:style-name="P1">{ "_id" : "mech", "AGG" : 40 }</text:p>
      <text:p text:style-name="P1">{ "_id" : "comp", "AGG" : 116 }</text:p>
      <text:p text:style-name="P1">&gt; db.student.aggregate([{$group:{_id:"$dept",AGG:{$max:"$age"}}}]);</text:p>
      <text:p text:style-name="P1">{ "_id" : "it", "AGG" : 20 }</text:p>
      <text:p text:style-name="P1">{ "_id" : "mech", "AGG" : 20 }</text:p>
      <text:p text:style-name="P1">{ "_id" : "comp", "AGG" : 21 }</text:p>
      <text:p text:style-name="P1">&gt; db.student.aggregate([{$group:{_id:"$dept",AGG:{$min:"$age"}}}]);</text:p>
      <text:p text:style-name="P1">{ "_id" : "it", "AGG" : 19 }</text:p>
      <text:p text:style-name="P1">{ "_id" : "mech", "AGG" : 20 }</text:p>
      <text:p text:style-name="P1">{ "_id" : "comp", "AGG" : 18 }</text:p>
      <text:p text:style-name="P1">&gt; db.student.aggregate([{$group:{_id:"$dept",AGG:{$sum:1}}}]);</text:p>
      <text:p text:style-name="P1">{ "_id" : "it", "AGG" : 2 }</text:p>
      <text:p text:style-name="P1">{ "_id" : "mech", "AGG" : 2 }</text:p>
      <text:p text:style-name="P1">{ "_id" : "comp", "AGG" : 6 }</text:p>
      <text:p text:style-name="P1">&gt; db.student.aggregate([{$group:{_id:"$dept",AGG:{$avg:1}}}]);</text:p>
      <text:p text:style-name="P1">{ "_id" : "it", "AGG" : 1 }</text:p>
      <text:p text:style-name="P1">{ "_id" : "mech", "AGG" : 1 }</text:p>
      <text:p text:style-name="P1">{ "_id" : "comp", "AGG" : 1 }</text:p>
      <text:p text:style-name="P1">&gt; db.student.aggregate([{$group:{_id:"$dept",AGG:{$avg:"$age"}}}]);</text:p>
      <text:p text:style-name="P1">{ "_id" : "it", "AGG" : 19.5 }</text:p>
      <text:p text:style-name="P1">{ "_id" : "mech", "AGG" : 20 }</text:p>
      <text:p text:style-name="P1">{ "_id" : "comp", "AGG" : 19.333333333333332 }</text:p>
      <text:p text:style-name="P1">&gt; db.student.aggregate([{$group:{_id:"$dept",AGG:{$push:"$AGG"}}}]);</text:p>
      <text:p text:style-name="P1">{ "_id" : "it", "AGG" : [ ] }</text:p>
      <text:p text:style-name="P1">{ "_id" : "mech", "AGG" : [ ] }</text:p>
      <text:p text:style-name="P1">{ "_id" : "comp", "AGG" : [ ] }</text:p>
      <text:p text:style-name="P1">&gt; db.student.aggregate([{$group:{_id:"$dept",AGG:{$first:"$age"}}}]);</text:p>
      <text:p text:style-name="P1">{ "_id" : "it", "AGG" : 20 }</text:p>
      <text:p text:style-name="P1">{ "_id" : "mech", "AGG" : 20 }</text:p>
      <text:p text:style-name="P1">{ "_id" : "comp", "AGG" : 19 }</text:p>
      <text:p text:style-name="P1">&gt; db.student.aggregate([{$group:{_id:"$dept",AGG:{$last:"$age"}}}]);</text:p>
      <text:p text:style-name="P1">{ "_id" : "it", "AGG" : 19 }</text:p>
      <text:p text:style-name="P1">{ "_id" : "mech", "AGG" : 20 }</text:p>
      <text:p text:style-name="P1">{ "_id" : "comp", "AGG" : 19 }</text:p>
      <text:p text:style-name="P1">&gt; db.student.aggregate([{$group:{_id:"$dept",AGG:{$addToSet:"$age"}}}]);</text:p>
      <text:p text:style-name="P1">{ "_id" : "it", "AGG" : [ 19, 20 ] }</text:p>
      <text:p text:style-name="P1">{ "_id" : "mech", "AGG" : [ 20 ] }</text:p>
      <text:p text:style-name="P1">{ "_id" : "comp", "AGG" : [ 18, 21, 20, 19 ] }</text:p>
      <text:p text:style-name="P1">&gt; db.student.aggregate([{$group:{_id:"$dept",AGG:{$push:"$age"}}}]);</text:p>
      <text:p text:style-name="P1">{ "_id" : "it", "AGG" : [ 20, 19 ] }</text:p>
      <text:p text:style-name="P1">{ "_id" : "mech", "AGG" : [ 20, 20 ] }</text:p>
      <text:p text:style-name="P1">{ "_id" : "comp", "AGG" : [ 19, 20, 19, 21, 18, 19 ] }</text:p>
      <text:p text:style-name="P1"/>
      <text:p text:style-name="P1">&gt; db.student.ensureIndex({"age":1</text:p>
      <text:p text:style-name="P1">... })</text:p>
      <text:p text:style-name="P1">{</text:p>
      <text:p text:style-name="P1"><text:tab/>"createdCollectionAutomatically" : false,</text:p>
      <text:p text:style-name="P1"><text:soft-page-break/><text:tab/>"numIndexesBefore" : 1,</text:p>
      <text:p text:style-name="P1"><text:tab/>"numIndexesAfter" : 2,</text:p>
      <text:p text:style-name="P1"><text:tab/>"ok" : 1</text:p>
      <text:p text:style-name="P1">}</text:p>
      <text:p text:style-name="P1">&gt; db.student.getIndexes();</text:p>
      <text:p text:style-name="P1">[</text:p>
      <text:p text:style-name="P1"><text:tab/>{</text:p>
      <text:p text:style-name="P1"><text:tab/><text:tab/>"v" : 1,</text:p>
      <text:p text:style-name="P1"><text:tab/><text:tab/>"key" : {</text:p>
      <text:p text:style-name="P1"><text:tab/><text:tab/><text:tab/>"_id" : 1</text:p>
      <text:p text:style-name="P1"><text:tab/><text:tab/>},</text:p>
      <text:p text:style-name="P1"><text:tab/><text:tab/>"name" : "_id_",</text:p>
      <text:p text:style-name="P1"><text:tab/><text:tab/>"ns" : "ria.student"</text:p>
      <text:p text:style-name="P1"><text:tab/>},</text:p>
      <text:p text:style-name="P1"><text:tab/>{</text:p>
      <text:p text:style-name="P1"><text:tab/><text:tab/>"v" : 1,</text:p>
      <text:p text:style-name="P1"><text:tab/><text:tab/>"key" : {</text:p>
      <text:p text:style-name="P1"><text:tab/><text:tab/><text:tab/>"age" : 1</text:p>
      <text:p text:style-name="P1"><text:tab/><text:tab/>},</text:p>
      <text:p text:style-name="P1"><text:tab/><text:tab/>"name" : "age_1",</text:p>
      <text:p text:style-name="P1"><text:tab/><text:tab/>"ns" : "ria.student"</text:p>
      <text:p text:style-name="P1"><text:tab/>}</text:p>
      <text:p text:style-name="P1">]</text:p>
      <text:p text:style-name="P1">&gt; db.student.aggregate([{$group:{_id:"dept",AGG:{$max:"$age"}}}]);</text:p>
      <text:p text:style-name="P1">{ "_id" : "dept", "AGG" : 21 }</text:p>
      <text:p text:style-name="P1">&gt; db.student.aggregate([{$group:{_id:"dept",AGG:{$min:"$age"}}}]);</text:p>
      <text:p text:style-name="P1">{ "_id" : "dept", "AGG" : 18 }</text:p>
      <text:p text:style-name="P1">&gt; db.student.aggregate([{$group:{_id:"dept",AGG:{$avg:"$age"}}}]);</text:p>
      <text:p text:style-name="P1">{ "_id" : "dept", "AGG" : 19.5 }</text:p>
      <text:p text:style-name="P1"/>
      <text:p text:style-name="P1">&gt; db.student.ensureIndex({"name":1 })</text:p>
      <text:p text:style-name="P1">{</text:p>
      <text:p text:style-name="P1"><text:tab/>"createdCollectionAutomatically" : false,</text:p>
      <text:p text:style-name="P1"><text:tab/>"numIndexesBefore" : 1,</text:p>
      <text:p text:style-name="P1"><text:tab/>"numIndexesAfter" : 2,</text:p>
      <text:p text:style-name="P1"><text:tab/>"ok" : 1</text:p>
      <text:p text:style-name="P1">}</text:p>
      <text:p text:style-name="P1">&gt; db.student.getIndexes();</text:p>
      <text:p text:style-name="P1">[</text:p>
      <text:p text:style-name="P1"><text:tab/>{</text:p>
      <text:p text:style-name="P1"><text:tab/><text:tab/>"v" : 1,</text:p>
      <text:p text:style-name="P1"><text:tab/><text:tab/>"key" : {</text:p>
      <text:p text:style-name="P1"><text:tab/><text:tab/><text:tab/>"_id" : 1</text:p>
      <text:p text:style-name="P1"><text:tab/><text:tab/>},</text:p>
      <text:p text:style-name="P1"><text:tab/><text:tab/>"name" : "_id_",</text:p>
      <text:p text:style-name="P1"><text:tab/><text:tab/>"ns" : "ria.student"</text:p>
      <text:p text:style-name="P1"><text:tab/>},</text:p>
      <text:p text:style-name="P1"><text:tab/>{</text:p>
      <text:p text:style-name="P1"><text:tab/><text:tab/>"v" : 1,</text:p>
      <text:p text:style-name="P1"><text:tab/><text:tab/>"key" : {</text:p>
      <text:p text:style-name="P1"><text:tab/><text:tab/><text:tab/>"name" : 1</text:p>
      <text:p text:style-name="P1"><text:tab/><text:tab/>},</text:p>
      <text:p text:style-name="P1"><text:soft-page-break/><text:tab/><text:tab/>"name" : "name_1",</text:p>
      <text:p text:style-name="P1"><text:tab/><text:tab/>"ns" : "ria.student"</text:p>
      <text:p text:style-name="P1"><text:tab/>}</text:p>
      <text:p text:style-name="P1">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9:03:12.952683204</meta:creation-date>
    <dc:date>2018-10-07T19:04:17.982114748</dc:date>
    <meta:editing-duration>PT1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04" meta:word-count="460" meta:character-count="2765" meta:non-whitespace-character-count="2341"/>
  </office:meta>
</office:document-meta>
</file>